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lbOpenSans" svg:font-family="glbOpenSans, 'Open Sans', Arial, Inter, apple-system, system-ui, Roboto, 'Helvetica Neue', Helvetica, Noto, Ubuntu, 'Segoe UI', sans-serif"/>
    <style:font-face style:name="inherit" svg:font-family="inherit"/>
    <style:font-face style:name="var font-family-book" svg:font-family="'var font-family-book', 'var font-family-book-fallback'"/>
    <style:font-face style:name="var font-family-display" svg:font-family="'var font-family-display', 'var font-family-display-fallback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2617d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2617d"/>
    </style:style>
    <style:style style:name="P3" style:family="paragraph" style:parent-style-name="Contents_20_Heading">
      <style:text-properties officeooo:paragraph-rsid="0002617d"/>
    </style:style>
    <style:style style:name="P4" style:family="paragraph" style:parent-style-name="Header">
      <style:text-properties officeooo:rsid="0002617d" officeooo:paragraph-rsid="0002617d"/>
    </style:style>
    <style:style style:name="P5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glbOpenSans" fo:font-size="12pt" fo:font-style="normal" fo:font-weight="normal" style:font-size-asian="12pt" style:font-size-complex="12pt"/>
    </style:style>
    <style:style style:name="P6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var font-family-display" fo:font-size="12pt" fo:font-style="normal" fo:font-weight="normal" style:font-size-asian="12pt" style:font-size-complex="12pt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officeooo:paragraph-rsid="0002617d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2pt" officeooo:rsid="0002617d" officeooo:paragraph-rsid="0002617d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rsid="0002617d" officeooo:paragraph-rsid="0002617d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42" fo:widows="2" fo:text-indent="0cm" style:auto-text-indent="false" fo:padding="0cm" fo:border="none"/>
      <style:text-properties fo:font-variant="normal" fo:text-transform="none" fo:color="#333333" loext:opacity="100%" style:font-name="var font-family-book" fo:font-size="13.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var font-family-book" fo:font-size="12pt" fo:letter-spacing="normal" fo:font-style="normal" fo:font-weight="normal" style:font-size-asian="12pt" style:font-size-complex="12pt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42" fo:widows="2" fo:text-indent="0cm" style:auto-text-indent="false" fo:padding="0cm" fo:border="none"/>
      <style:text-properties fo:font-variant="normal" fo:text-transform="none" fo:color="#333333" loext:opacity="100%" style:font-name="var font-family-book" fo:font-size="12pt" fo:letter-spacing="normal" fo:font-style="normal" fo:font-weight="normal" officeooo:paragraph-rsid="00014e68" style:font-size-asian="12pt" style:font-size-complex="12pt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11111" loext:opacity="100%" style:font-name="var font-family-display" fo:font-style="normal" fo:font-weight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42" fo:widows="2" fo:text-indent="0cm" style:auto-text-indent="false" fo:padding="0cm" fo:border="none"/>
      <style:text-properties fo:font-variant="normal" fo:text-transform="none" fo:color="#111111" loext:opacity="100%" style:font-name="var font-family-display" fo:font-style="normal" fo:font-weight="normal" officeooo:paragraph-rsid="00014e68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42" fo:widows="2" fo:text-indent="0cm" style:auto-text-indent="false" fo:padding="0cm" fo:border="none"/>
      <style:text-properties fo:font-variant="normal" fo:text-transform="none" fo:color="#111111" loext:opacity="100%" style:font-name="var font-family-display" fo:font-size="12pt" fo:font-style="normal" fo:font-weight="normal" officeooo:paragraph-rsid="00014e68" style:font-size-asian="12pt" style:font-size-complex="12p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42" fo:widows="2" fo:text-indent="0cm" style:auto-text-indent="false" fo:padding="0cm" fo:border="none"/>
    </style:style>
    <style:style style:name="T1" style:family="text">
      <style:text-properties fo:font-variant="normal" fo:text-transform="none" fo:color="#333333" loext:opacity="100%" style:font-name="inherit" fo:font-style="normal" fo:font-weight="normal" loext:padding="0cm" loext:border="none"/>
    </style:style>
    <style:style style:name="T2" style:family="text">
      <style:text-properties fo:font-variant="normal" fo:text-transform="none" fo:color="#333333" loext:opacity="100%" style:font-name="inherit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loext:opacity="100%" style:font-name="inherit" fo:font-size="12pt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333333" loext:opacity="100%" style:font-name="var font-family-book" fo:font-style="normal" fo:font-weight="normal" loext:padding="0cm" loext:border="none"/>
    </style:style>
    <style:style style:name="T5" style:family="text">
      <style:text-properties fo:font-variant="normal" fo:text-transform="none" fo:color="#333333" loext:opacity="100%" style:font-name="var font-family-book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3333" loext:opacity="100%" style:font-name="var font-family-book" fo:font-size="12pt" fo:font-style="normal" fo:font-weight="normal" style:font-size-asian="12pt" style:font-size-complex="12pt" loext:padding="0cm" loext:border="none"/>
    </style:style>
    <style:style style:name="T7" style:family="text">
      <style:text-properties fo:font-variant="normal" fo:text-transform="none" fo:color="#c4170c" loext:opacity="100%" style:text-line-through-style="none" style:text-line-through-type="none" style:font-name="inherit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c4170c" loext:opacity="100%" style:text-line-through-style="none" style:text-line-through-type="none" style:font-name="inherit" fo:font-size="12pt" fo:font-style="normal" style:text-underline-style="none" fo:font-weight="normal" style:text-blinking="false" style:font-size-asian="12pt" style:font-size-complex="12pt" loext:padding="0cm" loext:border="none"/>
    </style:style>
    <style:style style:name="T9" style:family="text">
      <style:text-properties fo:font-variant="normal" fo:text-transform="none" fo:color="#111111" loext:opacity="100%" style:font-name="Lucida Bright" fo:font-size="15pt" fo:letter-spacing="normal" fo:font-style="normal" fo:font-weight="normal"/>
    </style:style>
    <style:style style:name="T10" style:family="text">
      <style:text-properties fo:font-variant="normal" fo:text-transform="none" fo:color="#111111" loext:opacity="100%" style:font-name="Lucida Bright" fo:letter-spacing="normal" fo:font-style="normal" fo:font-weight="normal"/>
    </style:style>
    <style:style style:name="T11" style:family="text">
      <style:text-properties fo:font-variant="normal" fo:text-transform="none" fo:color="#111111" loext:opacity="100%" style:font-name="Lucida Bright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11111" loext:opacity="100%" style:text-line-through-style="none" style:text-line-through-type="none" style:font-name="Lucida Bright" fo:font-size="15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111111" loext:opacity="100%" style:text-line-through-style="none" style:text-line-through-type="none" style:font-name="Lucida Brigh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111111" loext:opacity="100%" style:text-line-through-style="none" style:text-line-through-type="none" style:font-name="Lucida Bright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5" style:family="text">
      <style:text-properties fo:color="#333333" loext:opacity="100%" style:font-name="inherit" fo:font-size="13.5pt" fo:letter-spacing="normal" fo:font-weight="normal"/>
    </style:style>
    <style:style style:name="T16" style:family="text">
      <style:text-properties fo:color="#333333" loext:opacity="100%" style:font-name="inherit" fo:letter-spacing="normal" fo:font-weight="normal"/>
    </style:style>
    <style:style style:name="T17" style:family="text">
      <style:text-properties fo:color="#333333" loext:opacity="100%" style:font-name="inherit" fo:font-size="12pt" fo:letter-spacing="normal" fo:font-weight="normal" style:font-size-asian="12pt" style:font-size-complex="12pt"/>
    </style:style>
    <style:style style:name="T18" style:family="text">
      <style:text-properties fo:color="#333333" loext:opacity="100%" style:font-name="var font-family-book" fo:font-size="13.5pt" fo:letter-spacing="normal"/>
    </style:style>
    <style:style style:name="T19" style:family="text">
      <style:text-properties fo:color="#333333" loext:opacity="100%" style:font-name="var font-family-book" fo:letter-spacing="normal"/>
    </style:style>
    <style:style style:name="T20" style:family="text">
      <style:text-properties fo:color="#333333" loext:opacity="100%" style:font-name="var font-family-book" fo:font-size="12pt" fo:letter-spacing="normal" style:font-size-asian="12pt" style:font-size-complex="12pt"/>
    </style:style>
    <style:style style:name="T21" style:family="text">
      <style:text-properties style:font-name="Lucida Bright"/>
    </style:style>
    <style:style style:name="T22" style:family="text">
      <style:text-properties style:font-name="Lucida Bright" fo:font-size="15pt" fo:letter-spacing="normal"/>
    </style:style>
    <style:style style:name="T23" style:family="text">
      <style:text-properties style:font-name="Lucida Bright" fo:letter-spacing="normal"/>
    </style:style>
    <style:style style:name="T24" style:family="text">
      <style:text-properties fo:color="#111111" loext:opacity="100%" style:font-name="Lucida Bright"/>
    </style:style>
    <style:style style:name="T25" style:family="text">
      <style:text-properties fo:color="#111111" loext:opacity="100%" style:font-name="Lucida Bright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/></text:p>
      <text:p text:style-name="P7"/>
      <text:p text:style-name="P9"><text:span text:style-name="T24"/></text:p>
      <text:table-of-content text:style-name="Sect1" text:protected="true" text:name="Sumário1">
        <text:table-of-content-source text:outline-level="10" text:index-scope="chapter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">Sumário</text:p>
          </text:index-title>
          <text:p text:style-name="P1"><text:a xlink:type="simple" xlink:href="#__RefHeading___Toc530_3200124315" text:style-name="Index_20_Link" text:visited-style-name="Index_20_Link">Azul aumenta peso permitido para pet viajar na cabine; veja regras para voar com animais<text:tab/>1</text:a></text:p>
          <text:p text:style-name="P2"><text:a xlink:type="simple" xlink:href="#__RefHeading___Toc532_3200124315" text:style-name="Index_20_Link" text:visited-style-name="Index_20_Link">As exceções: entenda quando o peso pode ser ignorado<text:tab/>1</text:a></text:p>
        </text:index-body>
      </text:table-of-content>
      <text:p text:style-name="P10"><text:span text:style-name="T9"/></text:p>
      <text:p text:style-name="P11"><text:span text:style-name="T9"/></text:p>
      <text:h text:style-name="P5" text:outline-level="1"><text:span text:style-name="T10"/></text:h>
      <text:h text:style-name="P5" text:outline-level="1"><text:span text:style-name="T23">Azul aumenta peso permitido para pet viajar na cabine; veja regras para voar com animais</text:span></text:h>
      <text:p text:style-name="P8"><text:span text:style-name="T10"/></text:p>
      <text:p text:style-name="P8"><text:span text:style-name="T10"/></text:p>
      <text:p text:style-name="P7"><text:span text:style-name="T11">A </text:span><text:a xlink:type="simple" xlink:href="https://g1.globo.com/tudo-sobre/azul/" text:style-name="Internet_20_link" text:visited-style-name="Visited_20_Internet_20_Link">Azul</text:a><text:span text:style-name="T14"> </text:span><text:span text:style-name="T11">vai permitir o transporte de cães e gatos com até 10 kg (somando animal e a caixinha) na cabine junto com o tutor a partir do dia 1° de fevereiro. Atualmente, o peso limite permitido é 7 kg. Os animais que ultrapassarem esse valor devem ir no chamado porão, que é a parte inferior do avião.</text:span><text:span text:style-name="T25"> </text:span></text:p>
      <text:p text:style-name="P8"><text:span text:style-name="T24"/></text:p>
      <text:p text:style-name="P13">A regra da Azul não vale para todas as companhias aéreas, cada uma tem a sua:</text:p>
      <text:p text:style-name="P19"><text:span text:style-name="T6"/></text:p>
      <text:p text:style-name="P8"><text:span text:style-name="T24"/></text:p>
      <text:p text:style-name="P10"><text:span text:style-name="T24"/></text:p>
      <text:p text:style-name="P8"><text:span text:style-name="T24"/></text:p>
      <text:h text:style-name="P6" text:outline-level="2"><text:span text:style-name="T21">As exceções: entenda quando o peso pode ser ignorado</text:span></text:h>
      <text:p text:style-name="P17"><text:span text:style-name="T19"/></text:p>
      <text:p text:style-name="P16"><text:span text:style-name="T20">Em caso de </text:span><text:span text:style-name="Strong_20_Emphasis"><text:span text:style-name="T17">cães guias</text:span></text:span><text:span text:style-name="T20">, a regra do peso deixa de valer e eles, automaticamente, podem viajar com os tutores. De mesmo modo, eles têm direito de ir aos pés do passageiro, fora da caixa, sem que seja necessário pagar mais uma passagem, explica Juliana.</text:span></text:p>
      <text:p text:style-name="P14">Para isso, além das documentações exigidas para os outros pets, como atestado de vacinação, é preciso também um certificado de adestramento.</text:p>
      <text:p text:style-name="P15"/>
      <text:p text:style-name="P18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oft-page-break/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lbOpenSans" svg:font-family="glbOpenSans, 'Open Sans', Arial, Inter, apple-system, system-ui, Roboto, 'Helvetica Neue', Helvetica, Noto, Ubuntu, 'Segoe UI', sans-serif"/>
    <style:font-face style:name="inherit" svg:font-family="inherit"/>
    <style:font-face style:name="var font-family-book" svg:font-family="'var font-family-book', 'var font-family-book-fallback'"/>
    <style:font-face style:name="var font-family-display" svg:font-family="'var font-family-display', 'var font-family-display-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617d" officeooo:paragraph-rsid="000261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IAGO SILVA CHAG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51:18.100000000</meta:creation-date>
    <dc:date>2023-01-23T20:07:15.188000000</dc:date>
    <meta:editing-duration>PT5M47S</meta:editing-duration>
    <meta:editing-cycles>1</meta:editing-cycles>
    <meta:document-statistic meta:table-count="0" meta:image-count="0" meta:object-count="0" meta:page-count="2" meta:paragraph-count="10" meta:word-count="194" meta:character-count="1073" meta:non-whitespace-character-count="888"/>
    <meta:generator>LibreOffice/7.3.5.2$Windows_X86_64 LibreOffice_project/184fe81b8c8c30d8b5082578aee2fed2ea847c01</meta:generator>
  </office:meta>
</office:document-meta>
</file>